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color="#003d73" fo:font-size="14pt" fo:font-weight="bold" officeooo:rsid="000eefda" officeooo:paragraph-rsid="000eefda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fo:color="#000000" fo:font-size="14pt" fo:font-weight="bold" officeooo:rsid="0011cd86" officeooo:paragraph-rsid="0011cd86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fo:color="#000000" fo:font-size="14pt" fo:font-weight="bold" officeooo:rsid="0011cd86" officeooo:paragraph-rsid="00163f34" style:font-size-asian="14pt" style:font-weight-asian="bold" style:font-size-complex="14pt" style:font-weight-complex="bold"/>
    </style:style>
    <style:style style:name="P4" style:family="paragraph" style:parent-style-name="Standard">
      <style:paragraph-properties fo:text-align="start" style:justify-single-word="false"/>
      <style:text-properties fo:color="#000000" fo:font-size="14pt" fo:font-weight="bold" officeooo:rsid="0011cd86" officeooo:paragraph-rsid="001808c0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000000" fo:font-size="14pt" fo:font-weight="bold" officeooo:rsid="0011cd86" officeooo:paragraph-rsid="000eefda" style:font-size-asian="14pt" style:font-weight-asian="bold" style:font-size-complex="14pt" style:font-weight-complex="bold"/>
    </style:style>
    <style:style style:name="T1" style:family="text">
      <style:text-properties officeooo:rsid="000fb271"/>
    </style:style>
    <style:style style:name="T2" style:family="text">
      <style:text-properties officeooo:rsid="00163f34"/>
    </style:style>
    <style:style style:name="T3" style:family="text">
      <style:text-properties officeooo:rsid="001808c0"/>
    </style:style>
    <style:style style:name="T4" style:family="text">
      <style:text-properties officeooo:rsid="0018fd5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MAPEO FÍSICO DB S<text:span text:style-name="T1">istama</text:span>W<text:span text:style-name="T1">ebRevistas</text:span></text:p>
      <text:p text:style-name="P5"/>
      <text:p text:style-name="P2"/>
      <text:p text:style-name="P2">CREATE SCHEMA IF NOT EXISTS `SistemaWebRevistas` ;</text:p>
      <text:p text:style-name="P2">USE `SistemaWebRevistas` ;</text:p>
      <text:p text:style-name="P2"/>
      <text:p text:style-name="P2">CREATE TABLE IF NOT EXISTS `SistemaWebRevistas`.`Usuario` (</text:p>
      <text:p text:style-name="P2"><text:s text:c="2"/>`NombreUsuario` VARCHAR(50) NOT NULL,</text:p>
      <text:p text:style-name="P3"><text:s text:c="2"/>`Contrasena` VARCHAR(50) NOT NULL,</text:p>
      <text:p text:style-name="P3"><text:s text:c="2"/>`Tipo` INT NOT NULL,</text:p>
      <text:p text:style-name="P3">CONSTRAINT <text:span text:style-name="T2">`PK_NOMBRE_USUARIO`</text:span> <text:s/></text:p>
      <text:p text:style-name="P3"><text:s text:c="2"/>PRIMARY KEY (`NombreUsuario`))</text:p>
      <text:p text:style-name="P2">ENGINE = InnoDB;</text:p>
      <text:p text:style-name="P2"/>
      <text:p text:style-name="P2">CREATE TABLE IF NOT EXISTS `SistemaWebRevistas`.`Perfil` (</text:p>
      <text:p text:style-name="P2"><text:s text:c="2"/>`NombreUsuario` VARCHAR(50) NOT NULL,</text:p>
      <text:p text:style-name="P2"><text:s text:c="2"/>`Nombre` VARCHAR(50) NOT NULL,</text:p>
      <text:p text:style-name="P2"><text:s text:c="2"/>`Apellido` VARCHAR(50) NOT NULL,</text:p>
      <text:p text:style-name="P2"><text:s text:c="2"/>`URLFotoPerfil` TEXT NOT NULL,</text:p>
      <text:p text:style-name="P2"><text:s text:c="2"/>`Hobbies` LONGTEXT NOT NULL,</text:p>
      <text:p text:style-name="P2"><text:s text:c="2"/>`TemasInteres` LONGTEXT NOT NULL,</text:p>
      <text:p text:style-name="P2"><text:s text:c="2"/>`Descripcion` LONGTEXT NOT NULL,</text:p>
      <text:p text:style-name="P2"><text:s text:c="2"/>`Gustos` LONGTEXT NOT NULL,</text:p>
      <text:p text:style-name="P3">CONSTRAINT <text:span text:style-name="T2">`PK_NOMBRE_USUARIO` </text:span></text:p>
      <text:p text:style-name="P3"><text:s text:c="2"/>PRIMARY KEY (`NombreUsuario`),</text:p>
      <text:p text:style-name="P2">CONSTRAINT `FK_NOMBRE_USUARIO_PERFIL_USUARIO`</text:p>
      <text:p text:style-name="P2"><text:s text:c="2"/>FOREIGN KEY (`NombreUsuario`)</text:p>
      <text:p text:style-name="P2"><text:s text:c="2"/>REFERENCES `SistemaWebRevistas`.`Usuario` (`NombreUsuario`)</text:p>
      <text:p text:style-name="P2"><text:s text:c="4"/>ON DELETE CASCADE</text:p>
      <text:p text:style-name="P2"><text:s text:c="4"/>ON UPDATE CASCADE)</text:p>
      <text:p text:style-name="P2">ENGINE = InnoDB;</text:p>
      <text:p text:style-name="P2"/>
      <text:p text:style-name="P2">CREATE TABLE IF NOT EXISTS `SistemaWebRevistas`.`Cuota` (</text:p>
      <text:p text:style-name="P2"><text:s text:c="2"/>`CostoGlobal` DOUBLE NOT NULL,</text:p>
      <text:p text:style-name="P2"><text:s text:c="2"/>`PorcentajePago` DOUBLE NOT NULL)</text:p>
      <text:p text:style-name="P2">ENGINE = InnoDB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EATE TABLE IF NOT EXISTS `SistemaWebRevistas`.`Revista` (</text:p>
      <text:p text:style-name="P2"><text:s text:c="2"/>`IdRevista` BIGINT NOT NULL,</text:p>
      <text:p text:style-name="P2"><text:s text:c="2"/>`Nombre` TEXT NOT NULL,</text:p>
      <text:p text:style-name="P2"><text:s text:c="2"/>`URLPDF` TEXT NOT NULL,</text:p>
      <text:p text:style-name="P2"><text:s text:c="2"/>`CuotaSuscripcion` DOUBLE NOT NULL,</text:p>
      <text:p text:style-name="P2"><text:s text:c="2"/>`Descripcion` LONGTEXT NOT NULL,</text:p>
      <text:p text:style-name="P2"><text:s text:c="2"/>`Autor` TEXT NOT NULL,</text:p>
      <text:p text:style-name="P2"><text:s text:c="2"/>`Volumen` INT NOT NULL,</text:p>
      <text:p text:style-name="P3">CONSTRAINT <text:span text:style-name="T2">`PK_ID_REVISTA`</text:span> <text:s/>PRIMARY KEY (`IdRevista`))</text:p>
      <text:p text:style-name="P2">ENGINE = InnoDB;</text:p>
      <text:p text:style-name="P2"/>
      <text:p text:style-name="P2"/>
      <text:p text:style-name="P2">CREATE TABLE IF NOT EXISTS `SistemaWebRevistas`.`MeGusta` (</text:p>
      <text:p text:style-name="P2"><text:s text:c="2"/>`IdRevista` BIGINT NOT NULL,</text:p>
      <text:p text:style-name="P2"><text:s text:c="2"/>`NombreUsuario` VARCHAR(50) NOT NULL,</text:p>
      <text:p text:style-name="P2"><text:s text:c="2"/>`Fecha` TIMESTAMP NOT NULL,</text:p>
      <text:p text:style-name="P3"><text:s/>CONSTRAINT <text:span text:style-name="T2">`PK_ID_REVISTA_USUARIO`</text:span> <text:s/></text:p>
      <text:p text:style-name="P3"><text:s text:c="3"/>PRIMARY KEY (`IdRevista`, `NombreUsuario`),</text:p>
      <text:p text:style-name="P2"><text:s text:c="2"/>CONSTRAINT `FK_NOMBRE_USUARIO_MEGUSTA_USUARIO`</text:p>
      <text:p text:style-name="P2"><text:s text:c="4"/>FOREIGN KEY (`NombreUsuario`)</text:p>
      <text:p text:style-name="P2"><text:s text:c="4"/>REFERENCES `SistemaWebRevistas`.`Usuario` (`NombreUsuario`)</text:p>
      <text:p text:style-name="P2"><text:s text:c="4"/>ON DELETE CASCADE</text:p>
      <text:p text:style-name="P2"><text:s text:c="4"/>ON UPDATE CASCADE,</text:p>
      <text:p text:style-name="P2"><text:s text:c="2"/>CONSTRAINT `FK_ID_REVISTA_MEGUSTA_USUARIO`</text:p>
      <text:p text:style-name="P2"><text:s text:c="4"/>FOREIGN KEY (`IdRevista`)</text:p>
      <text:p text:style-name="P2"><text:s text:c="4"/>REFERENCES `SistemaWebRevistas`.`Revista` (`IdRevista`)</text:p>
      <text:p text:style-name="P2"><text:s text:c="4"/>ON DELETE CASCADE</text:p>
      <text:p text:style-name="P2"><text:s text:c="4"/>ON UPDATE CASCADE)</text:p>
      <text:p text:style-name="P2">ENGINE = InnoDB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EATE TABLE IF NOT EXISTS `SistemaWebRevistas`.`Comentario` (</text:p>
      <text:p text:style-name="P2"><text:s text:c="2"/>`IdRevista` BIGINT NOT NULL,</text:p>
      <text:p text:style-name="P2"><text:s text:c="2"/>`IdComentario` BIGINT NOT NULL,</text:p>
      <text:p text:style-name="P2"><text:s text:c="2"/>`NombreUsuario` VARCHAR(50) NOT NULL,</text:p>
      <text:p text:style-name="P2"><text:s text:c="2"/>`Comentario` LONGTEXT NOT NULL,</text:p>
      <text:p text:style-name="P2"><text:s text:c="2"/>`Fecha` TIMESTAMP NOT NULL,</text:p>
      <text:p text:style-name="P4"><text:s text:c="2"/>CONSTRAINT <text:s/><text:span text:style-name="T3">`PK_ID_COMENTARIO` </text:span>PRIMARY KEY (`IdComentario`),</text:p>
      <text:p text:style-name="P2"><text:s text:c="2"/>CONSTRAINT `FK_ID_REVISTA_COMENTARIO_REVISTA`</text:p>
      <text:p text:style-name="P2"><text:s text:c="4"/>FOREIGN KEY (`IdRevista`)</text:p>
      <text:p text:style-name="P2"><text:s text:c="4"/>REFERENCES `SistemaWebRevistas`.`Revista` (`IdRevista`)</text:p>
      <text:p text:style-name="P2"><text:s text:c="4"/>ON DELETE CASCADE</text:p>
      <text:p text:style-name="P2"><text:s text:c="4"/>ON UPDATE CASCADE,</text:p>
      <text:p text:style-name="P2"><text:s text:c="2"/>CONSTRAINT `FK_NOMBRE_USUARIO_COMENTARIO_USUARIO`</text:p>
      <text:p text:style-name="P2"><text:s text:c="4"/>FOREIGN KEY (`NombreUsuario`)</text:p>
      <text:p text:style-name="P2"><text:s text:c="4"/>REFERENCES `SistemaWebRevistas`.`Usuario` (`NombreUsuario`)</text:p>
      <text:p text:style-name="P2"><text:s text:c="4"/>ON DELETE CASCADE</text:p>
      <text:p text:style-name="P2"><text:s text:c="4"/>ON UPDATE CASCADE)</text:p>
      <text:p text:style-name="P2">ENGINE = InnoDB;</text:p>
      <text:p text:style-name="P2"/>
      <text:p text:style-name="P2"/>
      <text:p text:style-name="P2">CREATE TABLE IF NOT EXISTS `SistemaWebRevistas`.`Marcador` (</text:p>
      <text:p text:style-name="P2"><text:s text:c="2"/>`IdRevista` BIGINT NOT NULL,</text:p>
      <text:p text:style-name="P2"><text:s text:c="2"/>`Contenido` <text:span text:style-name="T3">VARCHAR(100)</text:span> NOT NULL,</text:p>
      <text:p text:style-name="P2"><text:s text:c="2"/>`Tipo` INT NOT NULL,</text:p>
      <text:p text:style-name="P4"><text:s text:c="2"/>CONSTRAINT <text:s/><text:span text:style-name="T3">`PK_CONTENIDO_TIPO` </text:span></text:p>
      <text:p text:style-name="P4"><text:s text:c="4"/>PRIMARY KEY (`Contenido`, `Tipo`),</text:p>
      <text:p text:style-name="P2"><text:s text:c="2"/>CONSTRAINT `FK_ID_REVISTA_MARCADOR_REVISTA`</text:p>
      <text:p text:style-name="P2"><text:s text:c="4"/>FOREIGN KEY (`IdRevista`)</text:p>
      <text:p text:style-name="P2"><text:s text:c="4"/>REFERENCES `SistemaWebRevistas`.`Revista` (`IdRevista`)</text:p>
      <text:p text:style-name="P2"><text:s text:c="4"/>ON DELETE CASCADE</text:p>
      <text:p text:style-name="P2"><text:s text:c="4"/>ON UPDATE CASCADE)</text:p>
      <text:p text:style-name="P2">ENGINE = InnoDB;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CREATE TABLE IF NOT EXISTS `SistemaWebRevistas`.`Publicar` (</text:p>
      <text:p text:style-name="P2"><text:s text:c="2"/>`IdPublicacion` BIGINT NOT NULL,</text:p>
      <text:p text:style-name="P2"><text:s text:c="2"/>`IdRevista` BIGINT NOT NULL,</text:p>
      <text:p text:style-name="P2"><text:s text:c="2"/>`NombreUsuario` VARCHAR(50) NOT NULL,</text:p>
      <text:p text:style-name="P2"><text:s text:c="2"/>`BloquearComentarios` TINYINT NOT NULL,</text:p>
      <text:p text:style-name="P2"><text:s text:c="2"/>`BloquearMeGusta` TINYINT NOT NULL,</text:p>
      <text:p text:style-name="P2"><text:s text:c="2"/>`BloquearSuscripciones` TINYINT NOT NULL,</text:p>
      <text:p text:style-name="P2"><text:s text:c="2"/>`Fecha` TIMESTAMP NOT NULL,</text:p>
      <text:p text:style-name="P2"><text:s text:c="2"/>`Costo` DOUBLE NOT NULL,</text:p>
      <text:p text:style-name="P4"><text:s text:c="2"/>CONSTRAINT <text:s/><text:span text:style-name="T3">`PK_ID_PUBLICACION_REVISTA` </text:span></text:p>
      <text:p text:style-name="P4"><text:s text:c="4"/>PRIMARY KEY (`IdPublicacion`, `IdRevista`),</text:p>
      <text:p text:style-name="P2"><text:s text:c="2"/>CONSTRAINT `FK_NOMBRE_USUARIO_PUBLICAR_USUARIO`</text:p>
      <text:p text:style-name="P2"><text:s text:c="4"/>FOREIGN KEY (`NombreUsuario`)</text:p>
      <text:p text:style-name="P2"><text:s text:c="4"/>REFERENCES `SistemaWebRevistas`.`Usuario` (`NombreUsuario`)</text:p>
      <text:p text:style-name="P2"><text:s text:c="4"/>ON DELETE CASCADE</text:p>
      <text:p text:style-name="P2"><text:s text:c="4"/>ON UPDATE CASCADE,</text:p>
      <text:p text:style-name="P2"><text:s text:c="2"/>CONSTRAINT `FK_ID_REVISTA_PUBLICAR_REVISTA`</text:p>
      <text:p text:style-name="P2"><text:s text:c="4"/>FOREIGN KEY (`IdRevista`)</text:p>
      <text:p text:style-name="P2"><text:s text:c="4"/>REFERENCES `SistemaWebRevistas`.`Revista` (`IdRevista`)</text:p>
      <text:p text:style-name="P2"><text:s text:c="4"/>ON DELETE CASCADE</text:p>
      <text:p text:style-name="P2"><text:s text:c="4"/>ON UPDATE CASCADE)</text:p>
      <text:p text:style-name="P2">ENGINE = InnoDB;</text:p>
      <text:p text:style-name="P2"/>
      <text:p text:style-name="P2"/>
      <text:p text:style-name="P2">CREATE TABLE IF NOT EXISTS `SistemaWebRevistas`.`Suscribir` (</text:p>
      <text:p text:style-name="P2"><text:s text:c="2"/>`IdSuscripcion` BIGINT NOT NULL,</text:p>
      <text:p text:style-name="P2"><text:s text:c="2"/>`IdPublicacion` BIGINT NOT NULL,</text:p>
      <text:p text:style-name="P2"><text:s text:c="2"/>`NombreUsuario` VARCHAR(50) NOT NULL,</text:p>
      <text:p text:style-name="P2"><text:s text:c="2"/>`FechaInicio` TIMESTAMP NOT NULL,</text:p>
      <text:p text:style-name="P2"><text:s text:c="2"/>`FechaFin` TIMESTAMP <text:span text:style-name="T4">NOT NULL DEFAULT CURRENT_TIMESTAMP</text:span>,</text:p>
      <text:p text:style-name="P2"><text:s text:c="2"/>`Activa` TINYINT NOT NULL,</text:p>
      <text:p text:style-name="P4"><text:s text:c="2"/>CONSTRAINT <text:s/><text:span text:style-name="T3">`PK_ID_SUSCRIPCION` </text:span>PRIMARY KEY (`IdSuscripcion`),</text:p>
      <text:p text:style-name="P2"><text:s text:c="2"/>CONSTRAINT `FK_ID_PUBLICACION_SUSCRIBIR_PUBLICAR`</text:p>
      <text:p text:style-name="P2"><text:s text:c="4"/>FOREIGN KEY (`IdPublicacion`)</text:p>
      <text:p text:style-name="P2"><text:s text:c="4"/>REFERENCES `SistemaWebRevistas`.`Publicar` (`IdPublicacion`)</text:p>
      <text:p text:style-name="P2"><text:s text:c="4"/>ON DELETE CASCADE</text:p>
      <text:p text:style-name="P2"><text:s text:c="4"/>ON UPDATE CASCADE,</text:p>
      <text:p text:style-name="P2"><text:s text:c="2"/>CONSTRAINT `FK_NOMBRE_USUARIO_SUSCRIBIR_USUARIO`</text:p>
      <text:p text:style-name="P2"><text:s text:c="4"/>FOREIGN KEY (`NombreUsuario`)</text:p>
      <text:p text:style-name="P2"><text:s text:c="4"/>REFERENCES `SistemaWebRevistas`.`Usuario` (`NombreUsuario`)</text:p>
      <text:p text:style-name="P2"><text:s text:c="4"/>ON DELETE CASCADE</text:p>
      <text:p text:style-name="P2"><text:s text:c="4"/>ON UPDATE CASCADE)</text:p>
      <text:p text:style-name="P2">ENGINE = InnoDB;</text:p>
      <text:p text:style-name="P2"/>
      <text:p text:style-name="P2"/>
      <text:p text:style-name="P2"><text:soft-page-break/>CREATE TABLE IF NOT EXISTS `SistemaWebRevistas`.`Pago` (</text:p>
      <text:p text:style-name="P2"><text:s text:c="2"/>`IdPago` INT NOT NULL,</text:p>
      <text:p text:style-name="P2"><text:s text:c="2"/>`IdSuscripcion` BIGINT NOT NULL,</text:p>
      <text:p text:style-name="P2"><text:s text:c="2"/>`Monto` DOUBLE NOT NULL,</text:p>
      <text:p text:style-name="P2"><text:s text:c="2"/>`FechaPago` TIMESTAMP NOT NULL,</text:p>
      <text:p text:style-name="P4"><text:s text:c="2"/>CONSTRAINT <text:s/><text:span text:style-name="T3">`PK_ID_PAGO` </text:span>PRIMARY KEY (`IdPago`),</text:p>
      <text:p text:style-name="P2"><text:s text:c="2"/>CONSTRAINT `FK_ID_SUSCRIPCION_PAGO_SUSCRIBIR`</text:p>
      <text:p text:style-name="P2"><text:s text:c="4"/>FOREIGN KEY (`IdSuscripcion`)</text:p>
      <text:p text:style-name="P2"><text:s text:c="4"/>REFERENCES `SistemaWebRevistas`.`Suscribir` (`IdSuscripcion`)</text:p>
      <text:p text:style-name="P2"><text:s text:c="4"/>ON DELETE RESTRICT</text:p>
      <text:p text:style-name="P2"><text:s text:c="4"/>ON UPDATE CASCADE)</text:p>
      <text:p text:style-name="P2">ENGINE = InnoDB;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18T08:47:25.037300014</meta:creation-date>
    <dc:date>2019-09-22T17:57:49.449603480</dc:date>
    <meta:editing-duration>PT4M41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5" meta:paragraph-count="141" meta:word-count="514" meta:character-count="5084" meta:non-whitespace-character-count="4382"/>
  </office:meta>
</office:document-meta>
</file>